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00000010900000029600D90E6BAE625F7.png" manifest:media-type="image/png"/>
  <manifest:file-entry manifest:full-path="Pictures/2000002800001B5C00000430F2D2EADD04F0E13E.svm" manifest:media-type="image/x-svm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1cm" svg:height="20.4cm" svg:x="0.4cm" svg:y="0.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26.8cm" svg:height="20.6cm" svg:x="0.5cm" svg:y="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3" draw:style-name="dp1" draw:master-page-name="Default">
        <draw:frame draw:style-name="gr1" draw:text-style-name="P1" draw:layer="layout" svg:width="26.5cm" svg:height="20cm" svg:x="0.8cm" svg:y="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4" draw:style-name="dp1" draw:master-page-name="Default">
        <draw:frame draw:style-name="gr1" draw:text-style-name="P1" draw:layer="layout" svg:width="27.11cm" svg:height="19.7cm" svg:x="0.4cm" svg:y="0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7.003cm" svg:height="1.071cm" svg:x="10.6cm" svg:y="20.129cm">
          <draw:image xlink:href="Pictures/2000002800001B5C00000430F2D2EADD04F0E13E.svm" xlink:type="simple" xlink:show="embed" xlink:actuate="onLoad">
            <text:p/>
          </draw:image>
          <draw:image xlink:href="Pictures/100002000000010900000029600D90E6BAE625F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03T14:06:59.343013503</meta:creation-date>
    <dc:date>2023-03-03T23:28:43.384062084</dc:date>
    <meta:editing-duration>PT37M55S</meta:editing-duration>
    <meta:editing-cycles>14</meta:editing-cycles>
    <meta:generator>LibreOffice/6.0.7.3$Linux_X86_64 LibreOffice_project/00m0$Build-3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18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Regular" style:font-family-generic="roman"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7" style:family="chart" style:data-style-name="N0">
      <style:chart-properties chart:link-data-style-to-source="true"/>
      <style:graphic-properties svg:stroke-width="0.05cm" svg:stroke-color="#003d73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width="0.05cm" svg:stroke-color="#ed1c24" draw:fill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111cm" svg:height="19.701cm" xlink:href="." xlink:type="simple" chart:class="chart:bar" chart:style-name="ch1">
        <chart:legend svg:x="18.456cm" svg:y="1.137cm" style:legend-expansion="custom" chartooo:width="5.314cm" chartooo:height="3.23cm" style:legend-expansion-aspect-ratio="1.64520123839009" chart:style-name="ch2"/>
        <chart:plot-area chart:style-name="ch3" chart:data-source-has-labels="both" svg:x="2.061cm" svg:y="0.453cm" svg:width="24.474cm" svg:height="18.925cm">
          <chartooo:coordinate-region svg:x="2.603cm" svg:y="0.771cm" svg:width="23.932cm" svg:height="17.72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449cm" svg:y="12.702cm" chart:style-name="ch6">
              <text:p>Decoding Time (ms)</text:p>
            </chart:title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CTS</text:p>
              </table:table-cell>
              <table:table-cell office:value-type="string">
                <text:p>Banerjee et al.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0601">
                <text:p>0.0601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152">
                <text:p>0.1152</text:p>
              </table:table-cell>
              <table:table-cell office:value-type="float" office:value="3.057">
                <text:p>3.0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2056">
                <text:p>0.2056</text:p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058">
                <text:p>0.2058</text:p>
              </table:table-cell>
              <table:table-cell office:value-type="float" office:value="4.384">
                <text:p>4.3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393">
                <text:p>0.2393</text:p>
              </table:table-cell>
              <table:table-cell office:value-type="float" office:value="5.616">
                <text:p>5.6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804">
                <text:p>0.3804</text:p>
              </table:table-cell>
              <table:table-cell office:value-type="float" office:value="7.051">
                <text:p>7.0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Regular" style:font-family-generic="roman"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svg:stroke-width="0.05cm" svg:stroke-color="#003d73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svg:stroke-width="0.05cm" svg:stroke-color="#ed1c24" draw:fill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01cm" svg:height="20.001cm" xlink:href="." xlink:type="simple" chart:class="chart:bar" chart:style-name="ch1">
        <chart:legend svg:x="18.633cm" svg:y="1.271cm" style:legend-expansion="custom" chartooo:width="4.963cm" chartooo:height="2.516cm" style:legend-expansion-aspect-ratio="1.97257551669316" chart:style-name="ch2"/>
        <chart:plot-area chart:style-name="ch3" chart:data-source-has-labels="both" svg:x="2.051cm" svg:y="0.4cm" svg:width="23.92cm" svg:height="17.71cm">
          <chartooo:coordinate-region svg:x="2.593cm" svg:y="0.719cm" svg:width="23.378cm" svg:height="16.506cm"/>
          <chart:axis chart:dimension="x" chart:name="primary-x" chart:style-name="ch4" chartooo:axis-type="auto">
            <chartooo:date-scale/>
            <chart:title svg:x="10.51cm" svg:y="18.51cm" chart:style-name="ch5">
              <text:p>Message Text Size (bytes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12.028cm" chart:style-name="ch7">
              <text:p>Encoding Time (ms)</text:p>
            </chart:title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CTS</text:p>
              </table:table-cell>
              <table:table-cell office:value-type="string">
                <text:p>Banerjee et al.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355">
                <text:p>0.355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6">
                <text:p>0.66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08">
                <text:p>1.08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274">
                <text:p>1.274</text:p>
              </table:table-cell>
              <table:table-cell office:value-type="float" office:value="3.572">
                <text:p>3.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2">
                <text:p>1.592</text:p>
              </table:table-cell>
              <table:table-cell office:value-type="float" office:value="4.539">
                <text:p>4.5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15">
                <text:p>2.15</text:p>
              </table:table-cell>
              <table:table-cell office:value-type="float" office:value="5.694">
                <text:p>5.6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style:text-position="0% 100%" fo:font-family="'Times New Roman'" style:font-style-name="Regular" style:font-family-generic="roman"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'Times New Roman'" style:font-style-name="Regular" style:font-family-generic="roman"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svg:stroke-width="0.05cm" svg:stroke-color="#bc312e" draw:fill="none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svg:stroke-width="0.05cm" svg:stroke-color="#2b511a" draw:fill="none"/>
      <style:text-properties style:text-position="0% 100%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6.801cm" svg:height="20.601cm" xlink:href="." xlink:type="simple" chart:class="chart:bar" chart:style-name="ch1">
        <chart:legend svg:x="15.998cm" svg:y="1.115cm" style:legend-expansion="custom" chartooo:width="7.87cm" chartooo:height="2.505cm" style:legend-expansion-aspect-ratio="3.14171656686627" chart:style-name="ch2"/>
        <chart:plot-area chart:style-name="ch3" chart:data-source-has-labels="both" svg:x="2.057cm" svg:y="0.412cm" svg:width="24.208cm" svg:height="19.777cm">
          <chartooo:coordinate-region svg:x="3.472cm" svg:y="0.73cm" svg:width="22.793cm" svg:height="19.141cm"/>
          <chart:axis chart:dimension="x" chart:name="primary-x" chart:style-name="ch4" chartooo:axis-type="text">
            <chart:categories table:cell-range-address="local-table.$A$2:.$A$7"/>
          </chart:axis>
          <chart:axis chart:dimension="y" chart:name="primary-y" chart:style-name="ch5">
            <chart:title svg:x="0.451cm" svg:y="12.61cm" chart:style-name="ch6">
              <text:p>Text Size (bytes)</text:p>
            </chart:title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sage Text Size</text:p>
              </table:table-cell>
              <table:table-cell office:value-type="string">
                <text:p>Cover Text Siz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5111">
                <text:p>5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6158">
                <text:p>6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Regular" style:font-family-generic="roman"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family="'Times New Roman'" style:font-style-name="Regular" style:font-family-generic="roman" fo:font-size="16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8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Regular" style:font-family-generic="roman"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8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svg:stroke-width="0.05cm" svg:stroke-color="#003d73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svg:stroke-width="0.05cm" svg:stroke-color="#ed1c24" draw:fill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101cm" svg:height="20.401cm" xlink:href="." xlink:type="simple" chart:class="chart:bar" chart:style-name="ch1">
        <chart:legend svg:x="16.569cm" svg:y="1.34cm" style:legend-expansion="custom" chartooo:width="6.056cm" chartooo:height="2.952cm" style:legend-expansion-aspect-ratio="2.05149051490515" chart:style-name="ch2"/>
        <chart:plot-area chart:style-name="ch3" chart:data-source-has-labels="both" svg:x="2.063cm" svg:y="0.408cm" svg:width="24.496cm" svg:height="18.094cm">
          <chartooo:coordinate-region svg:x="3.028cm" svg:y="0.726cm" svg:width="23.531cm" svg:height="16.891cm"/>
          <chart:axis chart:dimension="x" chart:name="primary-x" chart:style-name="ch4" chartooo:axis-type="auto">
            <chartooo:date-scale/>
            <chart:title svg:x="10.453cm" svg:y="18.91cm" chart:style-name="ch5">
              <text:p>Message Text Length (bytes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10.919cm" chart:style-name="ch7">
              <text:p>Time (ms)</text:p>
            </chart:title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ing Time</text:p>
              </table:table-cell>
              <table:table-cell office:value-type="string">
                <text:p>Decoding Time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0.355">
                <text:p>0.355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6">
                <text:p>0.66</text:p>
              </table:table-cell>
              <table:table-cell office:value-type="float" office:value="0.1152">
                <text:p>0.11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08">
                <text:p>1.08</text:p>
              </table:table-cell>
              <table:table-cell office:value-type="float" office:value="0.2056">
                <text:p>0.205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274">
                <text:p>1.274</text:p>
              </table:table-cell>
              <table:table-cell office:value-type="float" office:value="0.2058">
                <text:p>0.20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2">
                <text:p>1.592</text:p>
              </table:table-cell>
              <table:table-cell office:value-type="float" office:value="0.2393">
                <text:p>0.239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.15">
                <text:p>2.15</text:p>
              </table:table-cell>
              <table:table-cell office:value-type="float" office:value="0.3804">
                <text:p>0.38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